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20000003EF55E70A3.jpg"/>
  <manifest:file-entry manifest:media-type="image/png" manifest:full-path="Pictures/10000000000001980000006317A3675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textarea-horizontal-align="center" draw:textarea-vertical-align="middle" draw:auto-grow-height="true" draw:auto-grow-width="true" fo:min-height="6.592cm" fo:min-width="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center" draw:textarea-vertical-align="middle"/>
    </style:style>
    <style:style style:name="gr4" style:family="graphic" style:parent-style-name="standard">
      <style:graphic-properties draw:fill-color="#ffcc99" draw:textarea-horizontal-align="center" draw:textarea-vertical-align="top"/>
    </style:style>
    <style:style style:name="gr5" style:family="graphic" style:parent-style-name="standard">
      <style:graphic-properties draw:fill-color="#ffff99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-color="#ffcc99" draw:textarea-horizontal-align="center" draw:textarea-vertical-align="middle"/>
    </style:style>
    <style:style style:name="gr8" style:family="graphic" style:parent-style-name="standard">
      <style:graphic-properties draw:marker-start-width="0.5cm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marker-end="Arrow" draw:textarea-horizontal-align="center" draw:textarea-vertical-align="middle"/>
    </style:style>
    <style:style style:name="gr11" style:family="graphic" style:parent-style-name="standard">
      <style:graphic-properties draw:marker-start="Arrow" draw:marker-end="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none" draw:fill-color="#ccccff" draw:textarea-horizontal-align="center" draw:textarea-vertical-align="top"/>
    </style:style>
    <style:style style:name="gr1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16" style:family="graphic" style:parent-style-name="standard">
      <style:graphic-properties draw:marker-end="Arrow" draw:fill-color="#ffff99" draw:opacity="50%" draw:textarea-horizontal-align="center" draw:textarea-vertical-align="top" draw:shadow-opacity="50%"/>
    </style:style>
    <style:style style:name="gr17" style:family="graphic" style:parent-style-name="standard">
      <style:graphic-properties draw:fill-color="#ccccff" draw:textarea-horizontal-align="center" draw:textarea-vertical-align="middle"/>
    </style:style>
    <style:style style:name="gr18" style:family="graphic" style:parent-style-name="standard">
      <style:graphic-properties draw:fill-color="#ccccff" draw:textarea-horizontal-align="center" draw:textarea-vertical-align="top"/>
    </style:style>
    <style:style style:name="gr19" style:family="graphic" style:parent-style-name="standard">
      <style:graphic-properties draw:fill-color="#cc6633" draw:textarea-horizontal-align="center" draw:textarea-vertical-align="top"/>
    </style:style>
    <style:style style:name="gr20" style:family="graphic" style:parent-style-name="standard">
      <style:graphic-properties draw:fill="none" draw:textarea-horizontal-align="left" draw:textarea-vertical-align="middle"/>
    </style:style>
    <style:style style:name="gr21" style:family="graphic" style:parent-style-name="standard">
      <style:graphic-properties draw:fill-color="#ffffcc" draw:opacity="50%" draw:textarea-horizontal-align="center" draw:textarea-vertical-align="top" draw:shadow-opacity="50%"/>
    </style:style>
    <style:style style:name="gr22" style:family="graphic" style:parent-style-name="standard">
      <style:graphic-properties draw:fill="none" draw:textarea-horizontal-align="center" draw:textarea-vertical-align="top"/>
    </style:style>
    <style:style style:name="pr1" style:family="presentation" style:parent-style-name="Standard-notes">
      <style:graphic-properties draw:fill-color="#ffffff" draw:auto-grow-height="true" fo:min-height="13.336cm"/>
    </style:style>
    <style:style style:name="pr2" style:family="presentation" style:parent-style-name="Standard-title">
      <style:graphic-properties draw:fill-color="#ffffff" draw:auto-grow-height="true" fo:min-height="2.587cm"/>
    </style:style>
    <style:style style:name="pr3" style:family="presentation" style:parent-style-name="Standard-outline1">
      <style:graphic-properties draw:fill-color="#ffffff" draw:auto-grow-height="true" fo:min-height="12.998cm"/>
    </style:style>
    <style:style style:name="pr4" style:family="presentation" style:parent-style-name="Standard-notes">
      <style:graphic-properties draw:fill-color="#ffffff" fo:min-height="13.336cm"/>
    </style:style>
    <style:style style:name="pr5" style:family="presentation" style:parent-style-name="Standard-outline1">
      <style:graphic-properties draw:fill-color="#ffffff" draw:auto-grow-height="true" fo:min-height="3.498cm"/>
    </style:style>
    <style:style style:name="pr6" style:family="presentation" style:parent-style-name="Standard-outline1">
      <style:graphic-properties draw:fill-color="#ffffff" draw:auto-grow-height="true" fo:min-height="2.75cm"/>
    </style:style>
    <style:style style:name="pr7" style:family="presentation" style:parent-style-name="Standard-outline1">
      <style:graphic-properties draw:fill-color="#ffffff" draw:auto-grow-height="true" fo:min-height="3.25cm"/>
    </style:style>
    <style:style style:name="pr8" style:family="presentation" style:parent-style-name="Standard-outline1">
      <style:graphic-properties draw:fill-color="#ffffff" draw:auto-grow-height="true" fo:min-height="4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99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size="18pt"/>
    </style:style>
    <style:style style:name="P8" style:family="paragraph">
      <style:paragraph-properties fo:margin-left="2.398cm" fo:margin-right="0cm" fo:text-indent="-0.798cm"/>
    </style:style>
    <style:style style:name="P9" style:family="paragraph">
      <style:paragraph-properties fo:margin-left="1.199cm" fo:margin-right="0cm" text:enable-numbering="true" fo:text-indent="-0.9cm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text-properties fo:font-size="18pt"/>
    </style:style>
    <style:style style:name="T1" style:family="text">
      <style:text-properties fo:font-size="28pt" fo:font-weight="bold"/>
    </style:style>
    <style:style style:name="T2" style:family="text">
      <style:text-properties fo:font-size="24pt" fo:font-weight="bold"/>
    </style:style>
    <style:style style:name="T3" style:family="text">
      <style:text-properties fo:font-size="18pt"/>
    </style:style>
    <style:style style:name="T4" style:family="text">
      <style:text-properties fo:font-weight="bold"/>
    </style:style>
    <style:style style:name="T5" style:family="text">
      <style:text-properties fo:font-size="24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15.352cm" svg:height="6.592cm" svg:x="7.08cm" svg:y="7.408cm">
          <draw:text-box>
            <text:p text:style-name="P1"><text:span text:style-name="T1">Produktkomponente / Faktor-IPS</text:span></text:p>
            <text:p text:style-name="P1"><text:span text:style-name="T1"/></text:p>
            <text:p text:style-name="P1"><text:span text:style-name="T1">Schulung</text:span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5.566cm" svg:height="11.007cm" svg:x="2.8cm" svg:y="2.328cm" draw:page-number="1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Projekt Refactoring Kompass</text:p>
              </text:list-item>
            </text:list>
            <text:list text:style-name="L3">
              <text:list-item>
                <text:p text:style-name="P5">Konzepte der Produktkomponente</text:p>
              </text:list-item>
            </text:list>
            <text:list text:style-name="L3">
              <text:list-item>
                <text:p text:style-name="P5">Werkzeug Faktor-IPS</text:p>
              </text:list-item>
            </text:list>
            <text:list text:style-name="L3">
              <text:list-item>
                <text:p text:style-name="P5">Spartenspezifische Modelle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rect draw:style-name="gr3" draw:text-style-name="P6" draw:layer="layout" svg:width="22.25cm" svg:height="1.25cm" svg:x="2.999cm" svg:y="6cm">
          <text:p text:style-name="P4"/>
        </draw:rect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Projekt Refactoring Kompass</text:p>
              </text:list-item>
            </text:list>
            <text:list text:style-name="L3">
              <text:list-item>
                <text:p text:style-name="P5">Konzepte der Produktkomponente</text:p>
              </text:list-item>
            </text:list>
            <text:list text:style-name="L3">
              <text:list-item>
                <text:p text:style-name="P5">Werkzeug Faktor-IPS</text:p>
              </text:list-item>
            </text:list>
            <text:list text:style-name="L3">
              <text:list-item>
                <text:p text:style-name="P5">Spartenspezifische Modelle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Abbildung Produktwissen in den Systemen der KQV<text:line-break/>(vor Refactoring Kompass)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Produktwissen ist redundant in den unterschiedlichen Systemen abgebildet.</text:p>
              </text:list-item>
            </text:list>
            <text:list text:style-name="L3">
              <text:list-item>
                <text:p text:style-name="P5">Teilweise gemeinsame Nutzung einer DLL.</text:p>
              </text:list-item>
            </text:list>
          </draw:text-box>
        </draw:frame>
        <draw:rect draw:style-name="gr4" draw:text-style-name="P1" draw:layer="layout" svg:width="6cm" svg:height="2.5cm" svg:x="3.1cm" svg:y="13.25cm">
          <text:p text:style-name="P4">EOP / Point</text:p>
        </draw:rect>
        <draw:rect draw:style-name="gr4" draw:text-style-name="P1" draw:layer="layout" svg:width="5.75cm" svg:height="2.45cm" svg:x="12.25cm" svg:y="9cm">
          <text:p text:style-name="P4">Kompass</text:p>
        </draw:rect>
        <draw:rect draw:style-name="gr4" draw:text-style-name="P1" draw:layer="layout" svg:width="6cm" svg:height="2.25cm" svg:x="20.75cm" svg:y="13.25cm">
          <text:p text:style-name="P4">Internet</text:p>
        </draw:rect>
        <draw:rect draw:style-name="gr4" draw:text-style-name="P1" draw:layer="layout" svg:width="5.75cm" svg:height="2cm" svg:x="12.25cm" svg:y="17.25cm">
          <text:p text:style-name="P4">Quisy</text:p>
        </draw:rect>
        <draw:rect draw:style-name="gr5" draw:text-style-name="P7" draw:layer="layout" svg:width="7cm" svg:height="1.75cm" svg:x="11.65cm" svg:y="13.5cm">
          <text:p text:style-name="P1"><text:span text:style-name="T3">Tarifierungs-DLL</text:span></text:p>
        </draw:rect>
        <draw:rect draw:style-name="gr5" draw:text-style-name="P7" draw:layer="layout" svg:width="3cm" svg:height="1cm" svg:x="5.85cm" svg:y="14.5cm">
          <text:p text:style-name="P1"><text:span text:style-name="T3">Produkt</text:span></text:p>
        </draw:rect>
        <draw:rect draw:style-name="gr5" draw:text-style-name="P7" draw:layer="layout" svg:width="5.25cm" svg:height="1cm" svg:x="12.5cm" svg:y="10.25cm">
          <text:p text:style-name="P1"><text:span text:style-name="T3">Produkt</text:span></text:p>
        </draw:rect>
        <draw:rect draw:style-name="gr5" draw:text-style-name="P7" draw:layer="layout" svg:width="3cm" svg:height="1cm" svg:x="23.25cm" svg:y="14.35cm">
          <text:p text:style-name="P1"><text:span text:style-name="T3">Produkt</text:span></text:p>
        </draw:rect>
        <draw:line draw:style-name="gr6" draw:text-style-name="P6" draw:layer="layout" svg:x1="9cm" svg:y1="14.5cm" svg:x2="11.65cm" svg:y2="14.5cm">
          <text:p text:style-name="P4"/>
        </draw:line>
        <draw:line draw:style-name="gr6" draw:text-style-name="P6" draw:layer="layout" svg:x1="20.75cm" svg:y1="14.5cm" svg:x2="18.75cm" svg:y2="14.5cm">
          <text:p text:style-name="P4"/>
        </draw:line>
        <draw:line draw:style-name="gr6" draw:text-style-name="P6" draw:layer="layout" svg:x1="15.25cm" svg:y1="17.25cm" svg:x2="15.25cm" svg:y2="15.25cm">
          <text:p text:style-name="P4"/>
        </draw:line>
        <draw:rect draw:style-name="gr5" draw:text-style-name="P7" draw:layer="layout" svg:width="3cm" svg:height="1cm" svg:x="14.75cm" svg:y="18.1cm">
          <text:p text:style-name="P1"><text:span text:style-name="T3">Produkt</text:span></text:p>
        </draw:rect>
        <presentation:notes draw:style-name="dp2">
          <draw:page-thumbnail draw:style-name="gr2" draw:layer="layout" svg:width="15.566cm" svg:height="11.007cm" svg:x="2.8cm" svg:y="2.328cm" draw:page-number="4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Konsequenzen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Mehrfacher Implementierungsaufwand</text:p>
              </text:list-item>
            </text:list>
            <text:list text:style-name="L3">
              <text:list-item>
                <text:p text:style-name="P5">Mehrfacher Testaufwand</text:p>
              </text:list-item>
            </text:list>
            <text:list text:style-name="L3">
              <text:list-item>
                <text:p text:style-name="P5">Abweichungen zwischen den Implementierungen <text:line-break/>(z. B. Differenzen durch unterschiedliche Rundung)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Gliederung Produktwissen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Beitragsberechnung</text:p>
              </text:list-item>
            </text:list>
            <text:list text:style-name="L3">
              <text:list-item>
                <text:p text:style-name="P5">Prüfungen</text:p>
              </text:list-item>
            </text:list>
            <text:list text:style-name="L3">
              <text:list-item>
                <text:p text:style-name="P5">Produktauskunft</text:p>
              </text:list-item>
            </text:list>
            <text:list text:style-name="L3">
              <text:list-item>
                <text:list>
                  <text:list-item>
                    <text:p text:style-name="P8">Welche Versicherungssummen sind erlaubt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Welche Leistungsvereinbarungen sind enthalten?</text:p>
                  </text:list-item>
                </text:list>
              </text:list-item>
            </text:list>
            <text:list text:style-name="L3">
              <text:list-item>
                <text:p text:style-name="P5">Weitere Methoden</text:p>
              </text:list-item>
            </text:list>
            <text:list text:style-name="L3">
              <text:list-item>
                <text:list>
                  <text:list-item>
                    <text:p text:style-name="P8">z. B. Dynami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Produktkomponente - Idee</text:p>
          </draw:text-box>
        </draw:frame>
        <draw:frame presentation:style-name="pr3" draw:text-style-name="P5" draw:layer="layout" svg:width="23.966cm" svg:height="12.998cm" svg:x="3.034cm" svg:y="5.25cm" presentation:class="outline" presentation:user-transformed="true">
          <draw:text-box>
            <text:list text:style-name="L3">
              <text:list-item>
                <text:p text:style-name="P5">Zusammenfassung des Produktwissens in einer zentralen Komponente.</text:p>
              </text:list-item>
            </text:list>
            <text:list text:style-name="L3">
              <text:list-item>
                <text:p text:style-name="P5">Verwendung des Produktwissens aus <text:span text:style-name="T4">allen</text:span> operativen Systemen heraus.</text:p>
              </text:list-item>
            </text:list>
          </draw:text-box>
        </draw:frame>
        <draw:rect draw:style-name="gr5" draw:text-style-name="P1" draw:layer="layout" svg:width="6.5cm" svg:height="2.75cm" svg:x="11.75cm" svg:y="13cm">
          <text:p text:style-name="P1">Produkt-</text:p>
          <text:p text:style-name="P1">komponente</text:p>
        </draw:rect>
        <draw:rect draw:style-name="gr7" draw:text-style-name="P1" draw:layer="layout" svg:width="6cm" svg:height="2cm" svg:x="1.75cm" svg:y="13.5cm">
          <text:p text:style-name="P4">EOP / Point</text:p>
        </draw:rect>
        <draw:rect draw:style-name="gr7" draw:text-style-name="P1" draw:layer="layout" svg:width="5.75cm" svg:height="2cm" svg:x="12.1cm" svg:y="9.3cm">
          <text:p text:style-name="P4">Kompass</text:p>
        </draw:rect>
        <draw:rect draw:style-name="gr7" draw:text-style-name="P1" draw:layer="layout" svg:width="6cm" svg:height="2cm" svg:x="20.5cm" svg:y="13.5cm">
          <text:p text:style-name="P4">Internet</text:p>
        </draw:rect>
        <draw:rect draw:style-name="gr7" draw:text-style-name="P1" draw:layer="layout" svg:width="5.75cm" svg:height="2cm" svg:x="12.1cm" svg:y="17.3cm">
          <text:p text:style-name="P4">Quisy</text:p>
        </draw:rect>
        <draw:line draw:style-name="gr6" draw:text-style-name="P6" draw:layer="layout" svg:x1="15cm" svg:y1="11.25cm" svg:x2="15cm" svg:y2="13cm">
          <text:p text:style-name="P4"/>
        </draw:line>
        <draw:line draw:style-name="gr6" draw:text-style-name="P6" draw:layer="layout" svg:x1="7.75cm" svg:y1="14.5cm" svg:x2="11.75cm" svg:y2="14.5cm">
          <text:p text:style-name="P4"/>
        </draw:line>
        <draw:line draw:style-name="gr6" draw:text-style-name="P6" draw:layer="layout" svg:x1="20.5cm" svg:y1="14.5cm" svg:x2="18.25cm" svg:y2="14.5cm">
          <text:p text:style-name="P4"/>
        </draw:line>
        <draw:line draw:style-name="gr6" draw:text-style-name="P6" draw:layer="layout" svg:x1="15cm" svg:y1="17.25cm" svg:x2="15cm" svg:y2="15.75cm">
          <text:p text:style-name="P4"/>
        </draw:line>
        <presentation:notes draw:style-name="dp2">
          <draw:page-thumbnail draw:style-name="gr2" draw:layer="layout" svg:width="15.566cm" svg:height="11.007cm" svg:x="2.8cm" svg:y="2.328cm" draw:page-number="7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Produktkomponente - Stand der Umsetzung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Haftpflicht</text:p>
              </text:list-item>
            </text:list>
            <text:list text:style-name="L3">
              <text:list-item>
                <text:list>
                  <text:list-item>
                    <text:p text:style-name="P8">fertig</text:p>
                  </text:list-item>
                </text:list>
              </text:list-item>
            </text:list>
            <text:list text:style-name="L3">
              <text:list-item>
                <text:p text:style-name="P5">Unfall &amp; Kranken</text:p>
              </text:list-item>
            </text:list>
            <text:list text:style-name="L3">
              <text:list-item>
                <text:list>
                  <text:list-item>
                    <text:p text:style-name="P8">Integriert in EOP für Upsell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Integration in Kompass, EOP, Internet läuft</text:p>
                  </text:list-item>
                </text:list>
              </text:list-item>
            </text:list>
            <text:list text:style-name="L3">
              <text:list-item>
                <text:p text:style-name="P5">Hausrat</text:p>
              </text:list-item>
            </text:list>
            <text:list text:style-name="L3">
              <text:list-item>
                <text:list>
                  <text:list-item>
                    <text:p text:style-name="P8">in Entwicklung</text:p>
                  </text:list-item>
                </text:list>
              </text:list-item>
            </text:list>
            <text:list text:style-name="L3">
              <text:list-item>
                <text:p text:style-name="P5">Dauergarantie</text:p>
              </text:list-item>
            </text:list>
            <text:list text:style-name="L3">
              <text:list-item>
                <text:list>
                  <text:list-item>
                    <text:p text:style-name="P8">in Entwickl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Wie weit ist die Idee verwirklicht?<text:line-break/><text:tab/>Beispiel: Haftpflicht</text:p>
          </draw:text-box>
        </draw:frame>
        <draw:frame presentation:style-name="pr5" draw:text-style-name="P5" draw:layer="layout" svg:width="23.649cm" svg:height="3.498cm" svg:x="3.5cm" svg:y="15.752cm" presentation:class="outline" presentation:user-transformed="true">
          <draw:text-box>
            <text:list text:style-name="L3">
              <text:list-item>
                <text:p text:style-name="P5">Beitragsberechnung ist in alle Systeme integriert.</text:p>
              </text:list-item>
            </text:list>
            <text:list text:style-name="L3">
              <text:list-item>
                <text:p text:style-name="P5">Prüfungen sind in EOP und in Kompass (partiell) integriert .</text:p>
              </text:list-item>
            </text:list>
            <text:list text:style-name="L3">
              <text:list-item>
                <text:p text:style-name="P5">Produktauskunft ist in keines der Systeme integriert.</text:p>
              </text:list-item>
            </text:list>
          </draw:text-box>
        </draw:frame>
        <draw:rect draw:style-name="gr4" draw:text-style-name="P1" draw:layer="layout" svg:width="6cm" svg:height="2.5cm" svg:x="3.1cm" svg:y="9.75cm">
          <text:p text:style-name="P4">EOP / Point</text:p>
        </draw:rect>
        <draw:rect draw:style-name="gr4" draw:text-style-name="P1" draw:layer="layout" svg:width="5.75cm" svg:height="2.45cm" svg:x="12.25cm" svg:y="6cm">
          <text:p text:style-name="P4">Kompass</text:p>
        </draw:rect>
        <draw:rect draw:style-name="gr4" draw:text-style-name="P1" draw:layer="layout" svg:width="6cm" svg:height="2.25cm" svg:x="20.75cm" svg:y="9.75cm">
          <text:p text:style-name="P4">Internet</text:p>
        </draw:rect>
        <draw:rect draw:style-name="gr4" draw:text-style-name="P1" draw:layer="layout" svg:width="5.75cm" svg:height="2cm" svg:x="12.25cm" svg:y="13.05cm">
          <text:p text:style-name="P4">Quisy</text:p>
        </draw:rect>
        <draw:rect draw:style-name="gr5" draw:text-style-name="P7" draw:layer="layout" svg:width="7cm" svg:height="1.75cm" svg:x="11.65cm" svg:y="10cm">
          <text:p text:style-name="P1"><text:span text:style-name="T3">Produktkomponente</text:span></text:p>
        </draw:rect>
        <draw:rect draw:style-name="gr5" draw:text-style-name="P7" draw:layer="layout" svg:width="1.85cm" svg:height="1cm" svg:x="7cm" svg:y="11cm">
          <text:p text:style-name="P1"><text:span text:style-name="T3">Prd.</text:span></text:p>
        </draw:rect>
        <draw:rect draw:style-name="gr5" draw:text-style-name="P7" draw:layer="layout" svg:width="2.75cm" svg:height="1cm" svg:x="15cm" svg:y="7.25cm">
          <text:p text:style-name="P1"><text:span text:style-name="T3">Produkt</text:span></text:p>
        </draw:rect>
        <draw:rect draw:style-name="gr5" draw:text-style-name="P7" draw:layer="layout" svg:width="3cm" svg:height="1cm" svg:x="23.25cm" svg:y="10.85cm">
          <text:p text:style-name="P1"><text:span text:style-name="T3">Produkt</text:span></text:p>
        </draw:rect>
        <draw:line draw:style-name="gr6" draw:text-style-name="P6" draw:layer="layout" svg:x1="9cm" svg:y1="11cm" svg:x2="11.65cm" svg:y2="11cm">
          <text:p text:style-name="P4"/>
        </draw:line>
        <draw:line draw:style-name="gr6" draw:text-style-name="P6" draw:layer="layout" svg:x1="20.75cm" svg:y1="11cm" svg:x2="18.75cm" svg:y2="11cm">
          <text:p text:style-name="P4"/>
        </draw:line>
        <draw:rect draw:style-name="gr5" draw:text-style-name="P7" draw:layer="layout" svg:width="3cm" svg:height="1cm" svg:x="14.85cm" svg:y="13.95cm">
          <text:p text:style-name="P1"><text:span text:style-name="T3">Produkt</text:span></text:p>
        </draw:rect>
        <draw:line draw:style-name="gr6" draw:text-style-name="P6" draw:layer="layout" svg:x1="15cm" svg:y1="8.5cm" svg:x2="15cm" svg:y2="10cm">
          <text:p text:style-name="P4"/>
        </draw:line>
        <draw:line draw:style-name="gr6" draw:text-style-name="P6" draw:layer="layout" svg:x1="15cm" svg:y1="13cm" svg:x2="15cm" svg:y2="11.75cm">
          <text:p text:style-name="P4"/>
        </draw:line>
        <presentation:notes draw:style-name="dp2">
          <draw:page-thumbnail draw:style-name="gr2" draw:layer="layout" svg:width="15.566cm" svg:height="11.007cm" svg:x="2.8cm" svg:y="2.328cm" draw:page-number="9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Soll: Kompass Refactored</text:p>
          </draw:text-box>
        </draw:frame>
        <draw:frame presentation:style-name="pr6" draw:text-style-name="P5" draw:layer="layout" svg:width="23.649cm" svg:height="2.75cm" svg:x="3cm" svg:y="16cm" presentation:class="outline" presentation:placeholder="true" presentation:user-transformed="true">
          <draw:text-box/>
        </draw:frame>
        <draw:rect draw:style-name="gr4" draw:text-style-name="P1" draw:layer="layout" svg:width="6cm" svg:height="2.5cm" svg:x="3.1cm" svg:y="9.75cm">
          <text:p text:style-name="P4">EOP / Point</text:p>
        </draw:rect>
        <draw:rect draw:style-name="gr4" draw:text-style-name="P1" draw:layer="layout" svg:width="7cm" svg:height="2.45cm" svg:x="11.75cm" svg:y="6.05cm">
          <text:p text:style-name="P4">Kompass</text:p>
        </draw:rect>
        <draw:rect draw:style-name="gr4" draw:text-style-name="P1" draw:layer="layout" svg:width="6cm" svg:height="2.25cm" svg:x="20.75cm" svg:y="9.75cm">
          <text:p text:style-name="P4">Internet</text:p>
        </draw:rect>
        <draw:rect draw:style-name="gr4" draw:text-style-name="P1" draw:layer="layout" svg:width="5.75cm" svg:height="2cm" svg:x="12.25cm" svg:y="13.05cm">
          <text:p text:style-name="P4">Quisy</text:p>
        </draw:rect>
        <draw:rect draw:style-name="gr5" draw:text-style-name="P7" draw:layer="layout" svg:width="7cm" svg:height="1.75cm" svg:x="11.65cm" svg:y="10cm">
          <text:p text:style-name="P1"><text:span text:style-name="T3">Produktkomponente</text:span></text:p>
        </draw:rect>
        <draw:rect draw:style-name="gr5" draw:text-style-name="P7" draw:layer="layout" svg:width="1.85cm" svg:height="1cm" svg:x="7cm" svg:y="11cm">
          <text:p text:style-name="P1"><text:span text:style-name="T3">Prd?</text:span></text:p>
        </draw:rect>
        <draw:rect draw:style-name="gr5" draw:text-style-name="P7" draw:layer="layout" svg:width="3.5cm" svg:height="1cm" svg:x="22.75cm" svg:y="10.85cm">
          <text:p text:style-name="P1"><text:span text:style-name="T3">Produkt?</text:span></text:p>
        </draw:rect>
        <draw:line draw:style-name="gr6" draw:text-style-name="P6" draw:layer="layout" svg:x1="9cm" svg:y1="11cm" svg:x2="11.65cm" svg:y2="11cm">
          <text:p text:style-name="P4"/>
        </draw:line>
        <draw:line draw:style-name="gr6" draw:text-style-name="P6" draw:layer="layout" svg:x1="20.75cm" svg:y1="11cm" svg:x2="18.75cm" svg:y2="11cm">
          <text:p text:style-name="P4"/>
        </draw:line>
        <draw:rect draw:style-name="gr5" draw:text-style-name="P7" draw:layer="layout" svg:width="3cm" svg:height="1cm" svg:x="14.85cm" svg:y="13.95cm">
          <text:p text:style-name="P1"><text:span text:style-name="T3">Produkt?</text:span></text:p>
        </draw:rect>
        <draw:line draw:style-name="gr6" draw:text-style-name="P6" draw:layer="layout" svg:x1="15.2cm" svg:y1="13cm" svg:x2="15.2cm" svg:y2="11.75cm">
          <text:p text:style-name="P4"/>
        </draw:line>
        <draw:custom-shape draw:style-name="gr8" draw:text-style-name="P6" draw:layer="layout" svg:width="1.5cm" svg:height="1.5cm" svg:x="14.55cm" svg:y="8.5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5.566cm" svg:height="11.007cm" svg:x="2.8cm" svg:y="2.328cm" draw:page-number="10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Produktabbildung in Kompass<text:line-break/>(vor Refactoring Kompass)</text:p>
          </draw:text-box>
        </draw:frame>
        <draw:frame presentation:style-name="pr7" draw:text-style-name="P5" draw:layer="layout" svg:width="23.649cm" svg:height="6.047cm" svg:x="2.101cm" svg:y="10.4cm" presentation:class="outline" presentation:user-transformed="true">
          <draw:text-box>
            <text:list text:style-name="L3">
              <text:list-item>
                <text:p text:style-name="P9">Das Produktwissen befindet sich im Programmcode, in den Tabellenstrukturen (TBKO_VTRART etc.) und in den Produktdaten. </text:p>
              </text:list-item>
            </text:list>
            <text:list text:style-name="L3">
              <text:list-item>
                <text:p text:style-name="P9">Der produktrelevant Programmcode ist nicht immer sauber von anderen Programmaspekten getrennt.</text:p>
              </text:list-item>
            </text:list>
            <text:list text:style-name="L3">
              <text:list-item>
                <text:p text:style-name="P9">Das Produktwissen kann nur über die Oberfläche von Kompass getestet werden. Es gibt keine automatisch durchführbaren Regressionstests (Sach-HU).</text:p>
              </text:list-item>
            </text:list>
          </draw:text-box>
        </draw:frame>
        <draw:rect draw:style-name="gr5" draw:text-style-name="P1" draw:id="id1" draw:layer="layout" svg:width="6.5cm" svg:height="2.75cm" svg:x="2cm" svg:y="6.025cm">
          <text:p text:style-name="P1">Kompass</text:p>
          <text:p text:style-name="P1">Programmcode</text:p>
        </draw:rect>
        <draw:rect draw:style-name="gr5" draw:text-style-name="P1" draw:id="id3" draw:layer="layout" svg:width="5.25cm" svg:height="2.75cm" svg:x="12.25cm" svg:y="6.025cm">
          <text:p text:style-name="P1">Tabellen-</text:p>
          <text:p text:style-name="P1">strukturen</text:p>
          <text:p text:style-name="P1"><text:span text:style-name="T3">(Datenmodell)</text:span></text:p>
        </draw:rect>
        <draw:frame draw:style-name="gr9" draw:text-style-name="P10" draw:layer="layout" svg:width="3cm" svg:height="0.713cm" svg:x="9cm" svg:y="6.525cm">
          <draw:text-box>
            <text:p text:style-name="P4"><text:span text:style-name="T3">basiert auf</text:span></text:p>
          </draw:text-box>
        </draw:frame>
        <draw:frame draw:style-name="gr9" draw:text-style-name="P10" draw:layer="layout" svg:width="2.75cm" svg:height="2.137cm" svg:x="18.5cm" svg:y="5.25cm">
          <draw:text-box>
            <text:p text:style-name="P4"><text:span text:style-name="T3">Tabellen-</text:span></text:p>
            <text:p text:style-name="P4"><text:span text:style-name="T3">inhalte von</text:span></text:p>
          </draw:text-box>
        </draw:frame>
        <draw:connector draw:style-name="gr10" draw:text-style-name="P6" draw:layer="layout" svg:x1="5.25cm" svg:y1="8.775cm" svg:x2="24.65cm" svg:y2="8.75cm" draw:start-shape="id1" draw:start-glue-point="2" draw:end-shape="id2">
          <text:p text:style-name="P4"/>
        </draw:connector>
        <draw:frame draw:style-name="gr9" draw:text-style-name="P10" draw:layer="layout" svg:width="4.25cm" svg:height="0.713cm" svg:x="12.75cm" svg:y="9.562cm">
          <draw:text-box>
            <text:p text:style-name="P4"><text:span text:style-name="T3">Zugriff</text:span></text:p>
          </draw:text-box>
        </draw:frame>
        <draw:connector draw:style-name="gr10" draw:text-style-name="P6" draw:layer="layout" svg:x1="8.5cm" svg:y1="7.4cm" svg:x2="12.25cm" svg:y2="7.4cm" draw:start-shape="id1" draw:start-glue-point="1" draw:end-shape="id3">
          <text:p text:style-name="P4"/>
        </draw:connector>
        <draw:connector draw:style-name="gr11" draw:text-style-name="P6" draw:layer="layout" svg:x1="17.5cm" svg:y1="7.4cm" svg:x2="21.4cm" svg:y2="7.375cm" draw:start-shape="id3" draw:start-glue-point="1" draw:end-shape="id2" draw:end-glue-point="3">
          <text:p text:style-name="P4"/>
        </draw:connector>
        <draw:rect draw:style-name="gr5" draw:text-style-name="P1" draw:id="id2" draw:layer="layout" svg:width="6.5cm" svg:height="2.75cm" svg:x="21.4cm" svg:y="6cm">
          <text:p text:style-name="P1">Produktdaten</text:p>
        </draw:rect>
        <presentation:notes draw:style-name="dp2">
          <draw:page-thumbnail draw:style-name="gr2" draw:layer="layout" svg:width="15.566cm" svg:height="11.007cm" svg:x="2.8cm" svg:y="2.328cm" draw:page-number="11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Produktabbildung: Wer macht was?<text:line-break/>(vor Refactoring Kompass)</text:p>
          </draw:text-box>
        </draw:frame>
        <draw:frame presentation:style-name="pr7" draw:text-style-name="P5" draw:layer="layout" svg:width="23.649cm" svg:height="4.463cm" svg:x="2.101cm" svg:y="14.287cm" presentation:class="outline" presentation:user-transformed="true">
          <draw:text-box>
            <text:list text:style-name="L3">
              <text:list-item>
                <text:p text:style-name="P9">AE entwickelt den Programmcode, </text:p>
              </text:list-item>
            </text:list>
            <text:list text:style-name="L3">
              <text:list-item>
                <text:p text:style-name="P9">FA pflegt die Produktdaten mit TabEasy</text:p>
              </text:list-item>
            </text:list>
            <text:list text:style-name="L3">
              <text:list-item>
                <text:p text:style-name="P9">Neue Anforderungen / Produkte machen u. U. Änderungen am Datenmodell (=Struktur der Tabellen) erforderlich. Die Änderungen müssen zwischen AE und FA abgestimmt werden.</text:p>
              </text:list-item>
            </text:list>
          </draw:text-box>
        </draw:frame>
        <draw:rect draw:style-name="gr5" draw:text-style-name="P1" draw:id="id4" draw:layer="layout" svg:width="6.5cm" svg:height="2.75cm" svg:x="2cm" svg:y="8.626cm">
          <text:p text:style-name="P1">Kompass</text:p>
          <text:p text:style-name="P1">Programmcode</text:p>
        </draw:rect>
        <draw:rect draw:style-name="gr5" draw:text-style-name="P1" draw:id="id5" draw:layer="layout" svg:width="5.25cm" svg:height="2.75cm" svg:x="12.25cm" svg:y="8.626cm">
          <text:p text:style-name="P1">Tabellen-</text:p>
          <text:p text:style-name="P1">strukturen</text:p>
          <text:p text:style-name="P1"><text:span text:style-name="T3">(Datenmodell)</text:span></text:p>
        </draw:rect>
        <draw:frame draw:style-name="gr9" draw:text-style-name="P10" draw:layer="layout" svg:width="3cm" svg:height="0.713cm" svg:x="9cm" svg:y="9.126cm">
          <draw:text-box>
            <text:p text:style-name="P4"><text:span text:style-name="T3">basiert auf</text:span></text:p>
          </draw:text-box>
        </draw:frame>
        <draw:frame draw:style-name="gr9" draw:text-style-name="P10" draw:layer="layout" svg:width="2.75cm" svg:height="2.137cm" svg:x="18.5cm" svg:y="7.851cm">
          <draw:text-box>
            <text:p text:style-name="P4"><text:span text:style-name="T3">Tabellen-</text:span></text:p>
            <text:p text:style-name="P4"><text:span text:style-name="T3">inhalte von</text:span></text:p>
          </draw:text-box>
        </draw:frame>
        <draw:connector draw:style-name="gr10" draw:text-style-name="P6" draw:layer="layout" svg:x1="5.25cm" svg:y1="11.376cm" svg:x2="24.65cm" svg:y2="11.351cm" draw:start-shape="id4" draw:start-glue-point="2">
          <text:p text:style-name="P4"/>
        </draw:connector>
        <draw:frame draw:style-name="gr9" draw:text-style-name="P10" draw:layer="layout" svg:width="4.25cm" svg:height="0.713cm" svg:x="12.75cm" svg:y="12.163cm">
          <draw:text-box>
            <text:p text:style-name="P4"><text:span text:style-name="T3">Zugriff</text:span></text:p>
          </draw:text-box>
        </draw:frame>
        <draw:connector draw:style-name="gr10" draw:text-style-name="P6" draw:layer="layout" svg:x1="8.5cm" svg:y1="10.001cm" svg:x2="12.25cm" svg:y2="10.001cm" draw:start-shape="id4" draw:start-glue-point="1" draw:end-shape="id5">
          <text:p text:style-name="P4"/>
        </draw:connector>
        <draw:connector draw:style-name="gr11" draw:text-style-name="P6" draw:layer="layout" svg:x1="17.5cm" svg:y1="10.001cm" svg:x2="21.45cm" svg:y2="10.001cm" draw:start-shape="id5" draw:start-glue-point="1" draw:end-shape="id6" draw:end-glue-point="3">
          <text:p text:style-name="P4"/>
        </draw:connector>
        <draw:frame draw:style-name="gr12" draw:layer="layout" svg:width="1.082cm" svg:height="0.945cm" svg:x="23.668cm" svg:y="5.25cm">
          <draw:text-box>
            <text:p text:style-name="P4">FA</text:p>
          </draw:text-box>
        </draw:frame>
        <draw:rect draw:style-name="gr5" draw:text-style-name="P2" draw:id="id6" draw:layer="layout" svg:width="5.25cm" svg:height="2.75cm" svg:x="21.45cm" svg:y="8.626cm">
          <text:p text:style-name="P1"><text:span text:style-name="T5">Produktdaten</text:span></text:p>
        </draw:rect>
        <draw:line draw:style-name="gr6" draw:text-style-name="P6" draw:layer="layout" svg:x1="24.25cm" svg:y1="6.5cm" svg:x2="24.25cm" svg:y2="8.5cm">
          <text:p text:style-name="P4"/>
        </draw:line>
        <draw:frame draw:style-name="gr12" draw:layer="layout" svg:width="1.128cm" svg:height="0.945cm" svg:x="4.768cm" svg:y="5.25cm">
          <draw:text-box>
            <text:p text:style-name="P4">AE</text:p>
          </draw:text-box>
        </draw:frame>
        <draw:line draw:style-name="gr6" draw:text-style-name="P6" draw:layer="layout" svg:x1="5.35cm" svg:y1="6.5cm" svg:x2="5.35cm" svg:y2="8.5cm">
          <text:p text:style-name="P4"/>
        </draw:line>
        <presentation:notes draw:style-name="dp2">
          <draw:page-thumbnail draw:style-name="gr2" draw:layer="layout" svg:width="15.566cm" svg:height="11.007cm" svg:x="2.8cm" svg:y="2.328cm" draw:page-number="12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2" draw:text-style-name="P4" draw:layer="layout" svg:width="23.649cm" svg:height="3.292cm" svg:x="3.034cm" svg:y="2.062cm" presentation:class="title" presentation:user-transformed="true">
          <draw:text-box>
            <text:p text:style-name="P4">Entwicklungsumgebung<text:line-break/>(vor Refactoring Kompass)<text:line-break/></text:p>
          </draw:text-box>
        </draw:frame>
        <draw:rect draw:style-name="gr13" draw:text-style-name="P1" draw:layer="layout" svg:width="21cm" svg:height="3cm" svg:x="4cm" svg:y="6.15cm">
          <text:p text:style-name="P4">Praxis</text:p>
        </draw:rect>
        <draw:rect draw:style-name="gr13" draw:text-style-name="P1" draw:layer="layout" svg:width="21cm" svg:height="2.5cm" svg:x="4cm" svg:y="15.75cm">
          <text:p text:style-name="P4">Test</text:p>
        </draw:rect>
        <draw:rect draw:style-name="gr13" draw:text-style-name="P1" draw:layer="layout" svg:width="21cm" svg:height="3cm" svg:x="4cm" svg:y="11cm">
          <text:p text:style-name="P4">Systest</text:p>
        </draw:rect>
        <draw:rect draw:style-name="gr5" draw:text-style-name="P1" draw:layer="layout" svg:width="6.5cm" svg:height="2cm" svg:x="6.15cm" svg:y="6.85cm">
          <text:p text:style-name="P1">Kompass</text:p>
          <text:p text:style-name="P1">Programmcode</text:p>
        </draw:rect>
        <draw:rect draw:style-name="gr5" draw:text-style-name="P1" draw:layer="layout" svg:width="6.5cm" svg:height="2cm" svg:x="6.25cm" svg:y="11.75cm">
          <text:p text:style-name="P1">Kompass</text:p>
          <text:p text:style-name="P1">Programmcode</text:p>
        </draw:rect>
        <draw:rect draw:style-name="gr5" draw:text-style-name="P1" draw:layer="layout" svg:width="6.25cm" svg:height="2cm" svg:x="6.5cm" svg:y="16cm">
          <text:p text:style-name="P1">Kompass</text:p>
          <text:p text:style-name="P1">Programmcode</text:p>
        </draw:rect>
        <draw:rect draw:style-name="gr5" draw:text-style-name="P1" draw:layer="layout" svg:width="6.5cm" svg:height="2cm" svg:x="17cm" svg:y="6.85cm">
          <text:p text:style-name="P1">Produktdaten</text:p>
          <text:p text:style-name="P1"><text:span text:style-name="T3">(Datenmodell)</text:span></text:p>
        </draw:rect>
        <draw:rect draw:style-name="gr5" draw:text-style-name="P1" draw:layer="layout" svg:width="6.5cm" svg:height="2cm" svg:x="17cm" svg:y="11.75cm">
          <text:p text:style-name="P1">Produktdaten</text:p>
          <text:p text:style-name="P1"><text:span text:style-name="T3">(Datenmodell)</text:span></text:p>
        </draw:rect>
        <draw:rect draw:style-name="gr5" draw:text-style-name="P1" draw:layer="layout" svg:width="6.5cm" svg:height="2cm" svg:x="17cm" svg:y="16cm">
          <text:p text:style-name="P1">Produktdaten</text:p>
          <text:p text:style-name="P1"><text:span text:style-name="T3">(Datenmodell)</text:span></text:p>
        </draw:rect>
        <draw:line draw:style-name="gr14" draw:text-style-name="P6" draw:layer="layout" svg:x1="20cm" svg:y1="8.75cm" svg:x2="20cm" svg:y2="11.75cm">
          <text:p text:style-name="P4"/>
        </draw:line>
        <draw:frame draw:style-name="gr12" draw:text-style-name="P11" draw:layer="layout" svg:width="4.146cm" svg:height="0.713cm" svg:x="20.604cm" svg:y="9.787cm">
          <draw:text-box>
            <text:p text:style-name="P4"><text:span text:style-name="T3">Copy Manager</text:span></text:p>
          </draw:text-box>
        </draw:frame>
        <draw:frame draw:style-name="gr12" draw:text-style-name="P11" draw:layer="layout" svg:width="4.146cm" svg:height="0.713cm" svg:x="20.75cm" svg:y="14.537cm">
          <draw:text-box>
            <text:p text:style-name="P4"><text:span text:style-name="T3">Copy Manager</text:span></text:p>
          </draw:text-box>
        </draw:frame>
        <draw:line draw:style-name="gr14" draw:text-style-name="P6" draw:layer="layout" svg:x1="20cm" svg:y1="13.75cm" svg:x2="20cm" svg:y2="16cm">
          <text:p text:style-name="P4"/>
        </draw:line>
        <draw:line draw:style-name="gr6" draw:text-style-name="P6" draw:layer="layout" svg:x1="9.25cm" svg:y1="16cm" svg:x2="9.25cm" svg:y2="13.75cm">
          <text:p text:style-name="P4"/>
        </draw:line>
        <draw:line draw:style-name="gr6" draw:text-style-name="P6" draw:layer="layout" svg:x1="9.25cm" svg:y1="11.75cm" svg:x2="9.25cm" svg:y2="8.75cm">
          <text:p text:style-name="P4"/>
        </draw:line>
        <draw:frame draw:style-name="gr12" draw:text-style-name="P11" draw:layer="layout" svg:width="2.779cm" svg:height="0.713cm" svg:x="9.5cm" svg:y="9.75cm">
          <draw:text-box>
            <text:p text:style-name="P4"><text:span text:style-name="T3">Übergabe</text:span></text:p>
          </draw:text-box>
        </draw:frame>
        <draw:frame draw:style-name="gr12" draw:text-style-name="P11" draw:layer="layout" svg:width="2.779cm" svg:height="0.713cm" svg:x="9.471cm" svg:y="14.5cm">
          <draw:text-box>
            <text:p text:style-name="P4"><text:span text:style-name="T3">Übergabe</text:span></text:p>
          </draw:text-box>
        </draw:frame>
        <draw:line draw:style-name="gr15" draw:text-style-name="P6" draw:layer="layout" svg:x1="3cm" svg:y1="17cm" svg:x2="6.5cm" svg:y2="17cm">
          <text:p text:style-name="P4"/>
        </draw:line>
        <draw:line draw:style-name="gr15" draw:text-style-name="P6" draw:layer="layout" svg:x1="25.75cm" svg:y1="12.75cm" svg:x2="23.5cm" svg:y2="12.75cm">
          <text:p text:style-name="P4"/>
        </draw:line>
        <draw:frame draw:style-name="gr12" draw:layer="layout" svg:width="4.282cm" svg:height="1.889cm" svg:x="0.468cm" svg:y="16.25cm">
          <draw:text-box>
            <text:p text:style-name="P4">Entw.</text:p>
            <text:p text:style-name="P4">Werkzeuge</text:p>
          </draw:text-box>
        </draw:frame>
        <draw:frame draw:style-name="gr12" draw:layer="layout" svg:width="3.338cm" svg:height="0.945cm" svg:x="25.95cm" svg:y="12.25cm">
          <draw:text-box>
            <text:p text:style-name="P4">TabEasy</text:p>
          </draw:text-box>
        </draw:frame>
        <presentation:notes draw:style-name="dp2">
          <draw:page-thumbnail draw:style-name="gr2" draw:layer="layout" svg:width="15.566cm" svg:height="11.007cm" svg:x="2.8cm" svg:y="2.328cm" draw:page-number="13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Produktabbildung in der Produktkomponente</text:p>
          </draw:text-box>
        </draw:frame>
        <draw:rect draw:style-name="gr16" draw:text-style-name="P1" draw:layer="layout" svg:width="26.75cm" svg:height="7.6cm" svg:x="1.5cm" svg:y="5.65cm">
          <text:p text:style-name="P1">Produktkomponente</text:p>
        </draw:rect>
        <draw:rect draw:style-name="gr5" draw:text-style-name="P1" draw:id="id7" draw:layer="layout" svg:width="6.5cm" svg:height="2.75cm" svg:x="2cm" svg:y="8.4cm">
          <text:p text:style-name="P1">Programmcode</text:p>
        </draw:rect>
        <draw:rect draw:style-name="gr5" draw:text-style-name="P1" draw:id="id9" draw:layer="layout" svg:width="5.25cm" svg:height="2.75cm" svg:x="12.25cm" svg:y="8.4cm">
          <text:p text:style-name="P1">Modell</text:p>
        </draw:rect>
        <draw:frame draw:style-name="gr9" draw:text-style-name="P10" draw:layer="layout" svg:width="3cm" svg:height="0.713cm" svg:x="9cm" svg:y="8.9cm">
          <draw:text-box>
            <text:p text:style-name="P4"><text:span text:style-name="T3">basiert auf</text:span></text:p>
          </draw:text-box>
        </draw:frame>
        <draw:frame draw:style-name="gr9" draw:text-style-name="P10" draw:layer="layout" svg:width="2.75cm" svg:height="1.425cm" svg:x="18cm" svg:y="8.225cm">
          <draw:text-box>
            <text:p text:style-name="P4"><text:span text:style-name="T3">basieren </text:span></text:p>
            <text:p text:style-name="P4"><text:span text:style-name="T3">auf</text:span></text:p>
          </draw:text-box>
        </draw:frame>
        <draw:connector draw:style-name="gr10" draw:text-style-name="P6" draw:layer="layout" svg:x1="5.25cm" svg:y1="11.15cm" svg:x2="24.25cm" svg:y2="11.15cm" draw:start-shape="id7" draw:start-glue-point="2" draw:end-shape="id8">
          <text:p text:style-name="P4"/>
        </draw:connector>
        <draw:frame draw:style-name="gr9" draw:text-style-name="P10" draw:layer="layout" svg:width="4.25cm" svg:height="0.713cm" svg:x="12.75cm" svg:y="11.937cm">
          <draw:text-box>
            <text:p text:style-name="P4"><text:span text:style-name="T3">Zugriff</text:span></text:p>
          </draw:text-box>
        </draw:frame>
        <draw:connector draw:style-name="gr10" draw:text-style-name="P6" draw:layer="layout" svg:x1="8.5cm" svg:y1="9.775cm" svg:x2="12.25cm" svg:y2="9.775cm" draw:start-shape="id7" draw:start-glue-point="1" draw:end-shape="id9">
          <text:p text:style-name="P4"/>
        </draw:connector>
        <draw:connector draw:style-name="gr11" draw:text-style-name="P6" draw:layer="layout" svg:x1="17.5cm" svg:y1="9.775cm" svg:x2="21cm" svg:y2="9.775cm" draw:start-shape="id9" draw:start-glue-point="1" draw:end-shape="id8" draw:end-glue-point="3">
          <text:p text:style-name="P4"/>
        </draw:connector>
        <draw:rect draw:style-name="gr5" draw:text-style-name="P1" draw:id="id8" draw:layer="layout" svg:width="6.5cm" svg:height="2.75cm" svg:x="21cm" svg:y="8.4cm">
          <text:p text:style-name="P1">Produktdaten</text:p>
        </draw:rect>
        <draw:frame presentation:style-name="pr8" draw:text-style-name="P5" draw:layer="layout" svg:width="26.216cm" svg:height="4.5cm" svg:x="1.784cm" svg:y="14.5cm" presentation:class="outline" presentation:user-transformed="true">
          <draw:text-box>
            <text:list text:style-name="L3">
              <text:list-item>
                <text:p text:style-name="P5">Produktkomponente enthält nur Programmcode für das Produktwissen.</text:p>
              </text:list-item>
            </text:list>
            <text:list text:style-name="L3">
              <text:list-item>
                <text:p text:style-name="P5">Programmcode, Modell &amp; Produktdaten bilden eine Einheit.</text:p>
              </text:list-item>
            </text:list>
            <text:list text:style-name="L3">
              <text:list-item>
                <text:p text:style-name="P5">Die Einheit ist auf jedem PC lauffähig.</text:p>
              </text:list-item>
            </text:list>
            <text:list text:style-name="L3">
              <text:list-item>
                <text:p text:style-name="P5">Die Einheit ist auch ohne Kompass testbar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4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Produktabbildung: Wer macht was?</text:p>
          </draw:text-box>
        </draw:frame>
        <draw:rect draw:style-name="gr16" draw:text-style-name="P1" draw:layer="layout" svg:width="26.75cm" svg:height="6.7cm" svg:x="1.5cm" svg:y="7.25cm">
          <text:p text:style-name="P1">Produktkomponente</text:p>
        </draw:rect>
        <draw:rect draw:style-name="gr5" draw:text-style-name="P1" draw:id="id10" draw:layer="layout" svg:width="6.5cm" svg:height="2.75cm" svg:x="2cm" svg:y="9.1cm">
          <text:p text:style-name="P1">Programmcode</text:p>
        </draw:rect>
        <draw:rect draw:style-name="gr5" draw:text-style-name="P1" draw:id="id12" draw:layer="layout" svg:width="5.25cm" svg:height="2.75cm" svg:x="12.25cm" svg:y="9.1cm">
          <text:p text:style-name="P1">Modell</text:p>
        </draw:rect>
        <draw:frame draw:style-name="gr9" draw:text-style-name="P10" draw:layer="layout" svg:width="3cm" svg:height="0.713cm" svg:x="9cm" svg:y="9.6cm">
          <draw:text-box>
            <text:p text:style-name="P4"><text:span text:style-name="T3">basiert auf</text:span></text:p>
          </draw:text-box>
        </draw:frame>
        <draw:frame draw:style-name="gr9" draw:text-style-name="P10" draw:layer="layout" svg:width="2.75cm" svg:height="1.425cm" svg:x="18cm" svg:y="8.925cm">
          <draw:text-box>
            <text:p text:style-name="P4"><text:span text:style-name="T3">basieren </text:span></text:p>
            <text:p text:style-name="P4"><text:span text:style-name="T3">auf</text:span></text:p>
          </draw:text-box>
        </draw:frame>
        <draw:connector draw:style-name="gr10" draw:text-style-name="P6" draw:layer="layout" svg:x1="5.25cm" svg:y1="11.85cm" svg:x2="24.25cm" svg:y2="11.85cm" draw:start-shape="id10" draw:start-glue-point="2" draw:end-shape="id11">
          <text:p text:style-name="P4"/>
        </draw:connector>
        <draw:frame draw:style-name="gr9" draw:text-style-name="P10" draw:layer="layout" svg:width="4.25cm" svg:height="0.713cm" svg:x="12.75cm" svg:y="12.637cm">
          <draw:text-box>
            <text:p text:style-name="P4"><text:span text:style-name="T3">Zugriff</text:span></text:p>
          </draw:text-box>
        </draw:frame>
        <draw:connector draw:style-name="gr10" draw:text-style-name="P6" draw:layer="layout" svg:x1="8.5cm" svg:y1="10.475cm" svg:x2="12.25cm" svg:y2="10.475cm" draw:start-shape="id10" draw:start-glue-point="1" draw:end-shape="id12">
          <text:p text:style-name="P4"/>
        </draw:connector>
        <draw:connector draw:style-name="gr11" draw:text-style-name="P6" draw:layer="layout" svg:x1="17.5cm" svg:y1="10.475cm" svg:x2="21cm" svg:y2="10.475cm" draw:start-shape="id12" draw:start-glue-point="1" draw:end-shape="id11" draw:end-glue-point="3">
          <text:p text:style-name="P4"/>
        </draw:connector>
        <draw:rect draw:style-name="gr5" draw:text-style-name="P1" draw:id="id11" draw:layer="layout" svg:width="6.5cm" svg:height="2.75cm" svg:x="21cm" svg:y="9.1cm">
          <text:p text:style-name="P1">Produktdaten</text:p>
        </draw:rect>
        <draw:frame presentation:style-name="pr8" draw:text-style-name="P5" draw:layer="layout" svg:width="26.216cm" svg:height="4.5cm" svg:x="1.784cm" svg:y="14.5cm" presentation:class="outline" presentation:user-transformed="true">
          <draw:text-box>
            <text:list text:style-name="L3">
              <text:list-item>
                <text:p text:style-name="P9">AE entwickelt den Programmcode und das Modell mit Eclipse &amp; Faktor-IPS, </text:p>
              </text:list-item>
            </text:list>
            <text:list text:style-name="L3">
              <text:list-item>
                <text:p text:style-name="P9">FA pflegt die Produktdaten mit Faktor-IPS</text:p>
              </text:list-item>
            </text:list>
            <text:list text:style-name="L3">
              <text:list-item>
                <text:p text:style-name="P9">Neue Anforderungen / Produkte machen u. U. Änderungen am Datenmodell (=Struktur der Tabellen) erforderlich. Die Änderungen müssen zwischen AE und FA abgestimmt werden.</text:p>
              </text:list-item>
            </text:list>
          </draw:text-box>
        </draw:frame>
        <draw:frame draw:style-name="gr12" draw:layer="layout" svg:width="1.128cm" svg:height="0.945cm" svg:x="4.75cm" svg:y="5.305cm">
          <draw:text-box>
            <text:p text:style-name="P4">AE</text:p>
          </draw:text-box>
        </draw:frame>
        <draw:line draw:style-name="gr6" draw:text-style-name="P6" draw:layer="layout" svg:x1="5.25cm" svg:y1="6.5cm" svg:x2="5.25cm" svg:y2="9cm">
          <text:p text:style-name="P4"/>
        </draw:line>
        <draw:frame draw:style-name="gr12" draw:layer="layout" svg:width="1.082cm" svg:height="0.945cm" svg:x="23.55cm" svg:y="5.306cm">
          <draw:text-box>
            <text:p text:style-name="P4">FA</text:p>
          </draw:text-box>
        </draw:frame>
        <draw:line draw:style-name="gr6" draw:text-style-name="P6" draw:layer="layout" svg:x1="24cm" svg:y1="6.5cm" svg:x2="24cm" svg:y2="9cm">
          <text:p text:style-name="P4"/>
        </draw:line>
        <presentation:notes draw:style-name="dp2">
          <draw:page-thumbnail draw:style-name="gr2" draw:layer="layout" svg:width="15.566cm" svg:height="11.007cm" svg:x="2.8cm" svg:y="2.328cm" draw:page-number="15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ellipse draw:style-name="gr17" draw:text-style-name="P6" draw:layer="layout" svg:width="7.75cm" svg:height="2.8cm" svg:x="18.35cm" svg:y="16.35cm">
          <text:p text:style-name="P4"/>
        </draw:ellipse>
        <draw:ellipse draw:style-name="gr17" draw:text-style-name="P6" draw:layer="layout" svg:width="8.5cm" svg:height="1.828cm" svg:x="3.25cm" svg:y="9.822cm">
          <text:p text:style-name="P4"/>
        </draw:ellipse>
        <draw:rect draw:style-name="gr18" draw:text-style-name="P2" draw:layer="layout" svg:width="7.75cm" svg:height="11cm" svg:x="18.35cm" svg:y="6.65cm">
          <text:p text:style-name="P1"><text:span text:style-name="T2"/></text:p>
          <text:p text:style-name="P1"><text:span text:style-name="T5"/></text:p>
        </draw:rect>
        <draw:frame presentation:style-name="pr2" draw:text-style-name="P4" draw:layer="layout" svg:width="23.649cm" svg:height="2.587cm" svg:x="3cm" svg:y="2cm" presentation:class="title" presentation:user-transformed="true">
          <draw:text-box>
            <text:p text:style-name="P4">Entwicklungsumgebung Produktkomponente</text:p>
          </draw:text-box>
        </draw:frame>
        <draw:ellipse draw:style-name="gr17" draw:text-style-name="P6" draw:layer="layout" svg:width="7.75cm" svg:height="1.75cm" svg:x="18.35cm" svg:y="5.75cm">
          <text:p text:style-name="P4"/>
        </draw:ellipse>
        <draw:rect draw:style-name="gr5" draw:text-style-name="P7" draw:layer="layout" svg:width="4.75cm" svg:height="1.25cm" svg:x="19.8cm" svg:y="9.2cm">
          <text:p text:style-name="P4"><text:span text:style-name="T3">Programmcode</text:span></text:p>
        </draw:rect>
        <draw:rect draw:style-name="gr5" draw:text-style-name="P7" draw:layer="layout" svg:width="4.7cm" svg:height="1.25cm" svg:x="19.85cm" svg:y="11.6cm">
          <text:p text:style-name="P4"><text:span text:style-name="T3">Modell</text:span></text:p>
        </draw:rect>
        <draw:rect draw:style-name="gr5" draw:text-style-name="P7" draw:layer="layout" svg:width="4.65cm" svg:height="1.55cm" svg:x="19.85cm" svg:y="14.4cm">
          <text:p text:style-name="P4"><text:span text:style-name="T3">Produktdaten</text:span></text:p>
        </draw:rect>
        <draw:rect draw:style-name="gr19" draw:text-style-name="P1" draw:layer="layout" svg:width="8.25cm" svg:height="1cm" svg:x="3.25cm" svg:y="4.5cm">
          <text:p text:style-name="P1">Faktor-IPS</text:p>
        </draw:rect>
        <draw:rect draw:style-name="gr18" draw:text-style-name="P2" draw:layer="layout" svg:width="8.5cm" svg:height="3.912cm" svg:x="3.25cm" svg:y="6.838cm">
          <text:p text:style-name="P4"><text:span text:style-name="T2"/></text:p>
          <text:p text:style-name="P1"><text:span text:style-name="T2"/></text:p>
          <text:p text:style-name="P1"><text:span text:style-name="T5"/></text:p>
        </draw:rect>
        <draw:ellipse draw:style-name="gr17" draw:text-style-name="P6" draw:layer="layout" svg:width="8.5cm" svg:height="1.143cm" svg:x="3.25cm" svg:y="6.25cm">
          <text:p text:style-name="P4"/>
        </draw:ellipse>
        <draw:rect draw:style-name="gr5" draw:text-style-name="P7" draw:layer="layout" svg:width="5.21cm" svg:height="0.816cm" svg:x="4.84cm" svg:y="7.603cm">
          <text:p text:style-name="P4"><text:span text:style-name="T3">Programmcode</text:span></text:p>
        </draw:rect>
        <draw:rect draw:style-name="gr5" draw:text-style-name="P7" draw:layer="layout" svg:width="5.156cm" svg:height="0.816cm" svg:x="4.894cm" svg:y="8.57cm">
          <text:p text:style-name="P4"><text:span text:style-name="T3">Modell</text:span></text:p>
        </draw:rect>
        <draw:rect draw:style-name="gr5" draw:text-style-name="P7" draw:layer="layout" svg:width="5.1cm" svg:height="1.012cm" svg:x="4.894cm" svg:y="9.498cm">
          <text:p text:style-name="P4"><text:span text:style-name="T3">Produktdaten</text:span></text:p>
        </draw:rect>
        <draw:rect draw:style-name="gr20" draw:text-style-name="P6" draw:layer="layout" svg:width="11.75cm" svg:height="7.5cm" svg:x="1.25cm" svg:y="4.25cm">
          <text:p text:style-name="P4"/>
        </draw:rect>
        <draw:line draw:style-name="gr6" draw:text-style-name="P6" draw:layer="layout" svg:x1="7.5cm" svg:y1="5.5cm" svg:x2="7.5cm" svg:y2="6.25cm">
          <text:p text:style-name="P4"/>
        </draw:line>
        <draw:frame draw:style-name="gr12" draw:text-style-name="P11" draw:layer="layout" svg:width="3.66cm" svg:height="0.713cm" svg:x="5.69cm" svg:y="6.587cm">
          <draw:text-box>
            <text:p text:style-name="P4"><text:span text:style-name="T3">Lokale Kopie</text:span></text:p>
          </draw:text-box>
        </draw:frame>
        <draw:line draw:style-name="gr14" draw:text-style-name="P6" draw:layer="layout" svg:x1="11.75cm" svg:y1="8.5cm" svg:x2="18.25cm" svg:y2="8.5cm">
          <text:p text:style-name="P4"/>
        </draw:line>
        <draw:frame draw:style-name="gr12" draw:text-style-name="P11" draw:layer="layout" svg:width="4.498cm" svg:height="0.713cm" svg:x="12.99cm" svg:y="8.638cm">
          <draw:text-box>
            <text:p text:style-name="P4"><text:span text:style-name="T3">Synchronisation</text:span></text:p>
          </draw:text-box>
        </draw:frame>
        <draw:frame draw:style-name="gr9" draw:text-style-name="P4" draw:layer="layout" svg:width="6.25cm" svg:height="0.945cm" svg:x="19.05cm" svg:y="6.25cm">
          <draw:text-box>
            <text:p text:style-name="P1">CVS Repository</text:p>
          </draw:text-box>
        </draw:frame>
        <draw:frame draw:style-name="gr12" draw:text-style-name="P11" draw:layer="layout" svg:width="6.555cm" svg:height="0.713cm" draw:transform="rotate (1.57742857795218) translate (1.537cm 11.25cm)">
          <draw:text-box>
            <text:p text:style-name="P4"><text:span text:style-name="T3">Lokaler Arbeitsplatz FA</text:span></text:p>
          </draw:text-box>
        </draw:frame>
        <draw:ellipse draw:style-name="gr17" draw:text-style-name="P6" draw:layer="layout" svg:width="8.5cm" svg:height="1.828cm" svg:x="3.25cm" svg:y="17.722cm">
          <text:p text:style-name="P4"/>
        </draw:ellipse>
        <draw:rect draw:style-name="gr19" draw:text-style-name="P1" draw:layer="layout" svg:width="8.25cm" svg:height="1cm" svg:x="3.25cm" svg:y="12.4cm">
          <text:p text:style-name="P1">Eclipse &amp; Faktor-IPS</text:p>
        </draw:rect>
        <draw:rect draw:style-name="gr18" draw:text-style-name="P2" draw:layer="layout" svg:width="8.5cm" svg:height="3.912cm" svg:x="3.25cm" svg:y="14.738cm">
          <text:p text:style-name="P4"><text:span text:style-name="T2"/></text:p>
          <text:p text:style-name="P1"><text:span text:style-name="T2"/></text:p>
          <text:p text:style-name="P1"><text:span text:style-name="T5"/></text:p>
        </draw:rect>
        <draw:ellipse draw:style-name="gr17" draw:text-style-name="P6" draw:layer="layout" svg:width="8.5cm" svg:height="1.143cm" svg:x="3.25cm" svg:y="14.15cm">
          <text:p text:style-name="P4"/>
        </draw:ellipse>
        <draw:rect draw:style-name="gr5" draw:text-style-name="P7" draw:layer="layout" svg:width="5.21cm" svg:height="0.816cm" svg:x="4.84cm" svg:y="15.503cm">
          <text:p text:style-name="P4"><text:span text:style-name="T3">Programmcode</text:span></text:p>
        </draw:rect>
        <draw:rect draw:style-name="gr5" draw:text-style-name="P7" draw:layer="layout" svg:width="5.156cm" svg:height="0.816cm" svg:x="4.894cm" svg:y="16.47cm">
          <text:p text:style-name="P4"><text:span text:style-name="T3">Modell</text:span></text:p>
        </draw:rect>
        <draw:rect draw:style-name="gr5" draw:text-style-name="P7" draw:layer="layout" svg:width="5.1cm" svg:height="1.012cm" svg:x="4.894cm" svg:y="17.398cm">
          <text:p text:style-name="P4"><text:span text:style-name="T3">Produktdaten</text:span></text:p>
        </draw:rect>
        <draw:rect draw:style-name="gr20" draw:text-style-name="P6" draw:layer="layout" svg:width="11.75cm" svg:height="7.5cm" svg:x="1.25cm" svg:y="12.15cm">
          <text:p text:style-name="P4"/>
        </draw:rect>
        <draw:line draw:style-name="gr6" draw:text-style-name="P6" draw:layer="layout" svg:x1="7.5cm" svg:y1="13.4cm" svg:x2="7.5cm" svg:y2="14.15cm">
          <text:p text:style-name="P4"/>
        </draw:line>
        <draw:frame draw:style-name="gr12" draw:text-style-name="P11" draw:layer="layout" svg:width="3.66cm" svg:height="0.713cm" svg:x="5.69cm" svg:y="14.487cm">
          <draw:text-box>
            <text:p text:style-name="P4"><text:span text:style-name="T3">Lokale Kopie</text:span></text:p>
          </draw:text-box>
        </draw:frame>
        <draw:line draw:style-name="gr14" draw:text-style-name="P6" draw:layer="layout" svg:x1="11.75cm" svg:y1="16.4cm" svg:x2="18.25cm" svg:y2="16.4cm">
          <text:p text:style-name="P4"/>
        </draw:line>
        <draw:frame draw:style-name="gr12" draw:text-style-name="P11" draw:layer="layout" svg:width="4.498cm" svg:height="0.713cm" svg:x="12.99cm" svg:y="16.538cm">
          <draw:text-box>
            <text:p text:style-name="P4"><text:span text:style-name="T3">Synchronisation</text:span></text:p>
          </draw:text-box>
        </draw:frame>
        <draw:frame draw:style-name="gr12" draw:text-style-name="P11" draw:layer="layout" svg:width="6.589cm" svg:height="0.713cm" draw:transform="rotate (1.57742857795218) translate (1.537cm 19.15cm)">
          <draw:text-box>
            <text:p text:style-name="P4"><text:span text:style-name="T3">Lokaler Arbeitsplatz AE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16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1T1">
        <draw:rect draw:style-name="gr18" draw:text-style-name="P2" draw:layer="layout" svg:width="7.75cm" svg:height="11.75cm" svg:x="7.45cm" svg:y="5.6cm">
          <text:p text:style-name="P4"><text:span text:style-name="T2"/></text:p>
          <text:p text:style-name="P1"><text:span text:style-name="T2"/></text:p>
        </draw:rect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Übergabe Produktkomponente</text:p>
          </draw:text-box>
        </draw:frame>
        <draw:ellipse draw:style-name="gr17" draw:text-style-name="P6" draw:layer="layout" svg:width="7.75cm" svg:height="2.15cm" svg:x="7.45cm" svg:y="16.35cm">
          <text:p text:style-name="P4"/>
        </draw:ellipse>
        <draw:ellipse draw:style-name="gr17" draw:text-style-name="P6" draw:layer="layout" svg:width="7.75cm" svg:height="1.25cm" svg:x="7.45cm" svg:y="5.1cm">
          <text:p text:style-name="P4"/>
        </draw:ellipse>
        <draw:rect draw:style-name="gr5" draw:text-style-name="P7" draw:layer="layout" svg:width="4.75cm" svg:height="1.25cm" svg:x="8.9cm" svg:y="8.55cm">
          <text:p text:style-name="P4"><text:span text:style-name="T3">Programmcode</text:span></text:p>
        </draw:rect>
        <draw:rect draw:style-name="gr5" draw:text-style-name="P7" draw:layer="layout" svg:width="4.7cm" svg:height="1.25cm" svg:x="8.95cm" svg:y="10.95cm">
          <text:p text:style-name="P4"><text:span text:style-name="T3">Modell</text:span></text:p>
        </draw:rect>
        <draw:rect draw:style-name="gr5" draw:text-style-name="P7" draw:layer="layout" svg:width="4.65cm" svg:height="1.55cm" svg:x="8.95cm" svg:y="13.75cm">
          <text:p text:style-name="P4"><text:span text:style-name="T3">Produktdaten</text:span></text:p>
        </draw:rect>
        <draw:rect draw:style-name="gr21" draw:text-style-name="P7" draw:layer="layout" svg:width="6cm" svg:height="8.5cm" svg:x="8.2cm" svg:y="7.6cm">
          <text:p text:style-name="P4"><text:span text:style-name="T3">Produktkomponente</text:span></text:p>
        </draw:rect>
        <draw:rect draw:style-name="gr22" draw:text-style-name="P6" draw:layer="layout" svg:width="6cm" svg:height="1.75cm" svg:x="18.25cm" svg:y="7.75cm">
          <text:p text:style-name="P4">Praxis</text:p>
        </draw:rect>
        <draw:rect draw:style-name="gr22" draw:text-style-name="P6" draw:layer="layout" svg:width="6cm" svg:height="1.75cm" svg:x="18.25cm" svg:y="10.85cm">
          <text:p text:style-name="P4">Systest</text:p>
        </draw:rect>
        <draw:rect draw:style-name="gr22" draw:text-style-name="P6" draw:layer="layout" svg:width="6cm" svg:height="1.75cm" svg:x="18.25cm" svg:y="14.35cm">
          <text:p text:style-name="P4">Test</text:p>
        </draw:rect>
        <draw:line draw:style-name="gr6" draw:text-style-name="P6" draw:layer="layout" svg:x1="14.2cm" svg:y1="15.35cm" svg:x2="18.2cm" svg:y2="15.35cm">
          <text:p text:style-name="P4"/>
        </draw:line>
        <draw:frame draw:style-name="gr9" draw:text-style-name="P4" draw:layer="layout" svg:width="6.25cm" svg:height="0.945cm" svg:x="8.2cm" svg:y="5.35cm">
          <draw:text-box>
            <text:p text:style-name="P1">CVS Repository</text:p>
          </draw:text-box>
        </draw:frame>
        <draw:line draw:style-name="gr6" draw:text-style-name="P6" draw:layer="layout" svg:x1="14.2cm" svg:y1="11.6cm" svg:x2="18.2cm" svg:y2="11.6cm">
          <text:p text:style-name="P4"/>
        </draw:line>
        <draw:line draw:style-name="gr6" draw:text-style-name="P6" draw:layer="layout" svg:x1="14.2cm" svg:y1="8.8cm" svg:x2="18.2cm" svg:y2="8.8cm">
          <text:p text:style-name="P4"/>
        </draw:line>
        <draw:frame draw:style-name="gr9" draw:text-style-name="P10" draw:layer="layout" svg:width="3cm" svg:height="0.713cm" svg:x="15.25cm" svg:y="7.85cm">
          <draw:text-box>
            <text:p text:style-name="P4"><text:span text:style-name="T3">Übergabe</text:span></text:p>
          </draw:text-box>
        </draw:frame>
        <draw:frame draw:style-name="gr9" draw:text-style-name="P10" draw:layer="layout" svg:width="3cm" svg:height="0.713cm" svg:x="15.25cm" svg:y="10.751cm">
          <draw:text-box>
            <text:p text:style-name="P4"><text:span text:style-name="T3">Übergabe</text:span></text:p>
          </draw:text-box>
        </draw:frame>
        <draw:frame draw:style-name="gr9" draw:text-style-name="P10" draw:layer="layout" svg:width="3cm" svg:height="0.713cm" svg:x="15.25cm" svg:y="14.552cm">
          <draw:text-box>
            <text:p text:style-name="P4"><text:span text:style-name="T3">Übergabe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17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auto-grow-width="true" fo:min-height="0.476cm" fo:min-width="2.303cm"/>
    </style:style>
    <style:style style:name="gr3" style:family="graphic" style:parent-style-name="standard">
      <style:graphic-properties draw:stroke="none" draw:fill="none" draw:fill-color="#ffffff" draw:auto-grow-width="true" fo:min-height="0.497cm" fo:min-width="4.101cm"/>
    </style:style>
    <style:style style:name="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7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8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23cm"/>
    </style:style>
    <style:style style:name="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pr4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99cm" fo:margin-right="0cm" fo:text-indent="-0.9cm"/>
    </style:style>
    <style:style style:name="P4" style:family="paragraph">
      <style:paragraph-properties fo:margin-left="2.398cm" fo:margin-right="0cm" fo:text-indent="-0.798cm"/>
    </style:style>
    <style:style style:name="P5" style:family="paragraph">
      <style:paragraph-properties fo:margin-left="3.598cm" fo:margin-right="0cm" fo:text-indent="-0.6cm"/>
    </style:style>
    <style:style style:name="P6" style:family="paragraph">
      <style:paragraph-properties fo:margin-left="4.797cm" fo:margin-right="0cm" fo:text-indent="-0.599cm"/>
    </style:style>
    <style:style style:name="P7" style:family="paragraph">
      <style:paragraph-properties fo:margin-left="5.997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margin-left="0cm" fo:margin-right="0cm" fo:line-height="100%" fo:text-align="end" text:enable-numbering="false" fo:text-indent="0cm" style:line-break="strict"/>
    </style:style>
    <style:style style:name="P14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line-break="strict"/>
    </style:style>
    <style:style style:name="P16" style:family="paragraph">
      <style:paragraph-properties fo:margin-left="0cm" fo:margin-right="0cm" fo:line-height="100%" fo:text-align="center" text:enable-numbering="false" fo:text-indent="0cm" style:line-break="strict" style:writing-mode="lr-tb"/>
      <style:text-properties fo:font-size="24pt"/>
    </style:style>
    <style:style style:name="P17" style:family="paragraph">
      <style:paragraph-properties fo:margin-left="0cm" fo:margin-right="0cm" fo:line-height="100%" fo:text-align="center" text:enable-numbering="false" fo:text-indent="0cm" style:line-break="strict"/>
    </style:style>
    <style:style style:name="P18" style:family="paragraph">
      <style:paragraph-properties fo:margin-left="1.195cm" fo:margin-right="0cm" fo:text-indent="-0.9cm"/>
    </style:style>
    <style:style style:name="P19" style:family="paragraph">
      <style:paragraph-properties fo:margin-left="2.394cm" fo:margin-right="0cm" fo:text-indent="-0.794cm"/>
    </style:style>
    <style:style style:name="P20" style:family="paragraph">
      <style:paragraph-properties fo:margin-left="3.593cm" fo:margin-right="0cm" fo:text-indent="-0.599cm"/>
    </style:style>
    <style:style style:name="P21" style:family="paragraph">
      <style:paragraph-properties fo:margin-left="4.793cm" fo:margin-right="0cm" fo:text-indent="-0.595cm"/>
    </style:style>
    <style:style style:name="P22" style:family="paragraph">
      <style:paragraph-properties fo:margin-left="5.992cm" fo:margin-right="0cm" fo:text-indent="-0.599cm"/>
    </style:style>
    <style:style style:name="P23" style:family="paragraph">
      <style:paragraph-properties fo:margin-left="5.4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Standard" style:page-layout-name="PM0" draw:style-name="dp1">
      <draw:frame draw:style-name="gr1" draw:text-style-name="P1" draw:layer="backgroundobjects" svg:width="9.987cm" svg:height="1.554cm" svg:x="19.677cm" svg:y="0.132cm">
        <draw:image xlink:href="Pictures/10000000000001820000003EF55E70A3.jpg" xlink:type="simple" xlink:show="embed" xlink:actuate="onLoad">
          <text:p text:style-name="P2"/>
        </draw:image>
      </draw:frame>
      <draw:frame presentation:style-name="pr1" draw:text-style-name="P2" draw:layer="backgroundobjects" svg:width="23.649cm" svg:height="2.586cm" svg:x="3.034cm" svg:y="2.414cm" presentation:class="title">
        <draw:text-box>
          <text:p text:style-name="P2">Klicken Sie, um das Format des Titeltextes zu bearbeiten</text:p>
        </draw:text-box>
      </draw:frame>
      <draw:frame presentation:style-name="pr2" draw:text-style-name="P8" draw:layer="backgroundobjects" svg:width="23.649cm" svg:height="12.997cm" svg:x="3.034cm" svg:y="5.25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" draw:layer="backgroundobjects" svg:x1="1.722cm" svg:y1="19.978cm" svg:x2="27.722cm" svg:y2="19.978cm">
        <text:p text:style-name="P2"/>
      </draw:line>
      <draw:frame draw:style-name="gr2" draw:text-style-name="P10" draw:layer="backgroundobjects" svg:width="2.86cm" svg:height="0.476cm" svg:x="25.069cm" svg:y="20.201cm">
        <draw:text-box>
          <text:p text:style-name="P9"><text:span text:style-name="T1">Seite </text:span><text:span text:style-name="T1"><text:page-number>&lt;Nummer&gt;</text:page-number></text:span><text:span text:style-name="T1"> <text:s/></text:span></text:p>
        </draw:text-box>
      </draw:frame>
      <draw:frame draw:style-name="gr3" draw:text-style-name="P2" draw:layer="backgroundobjects" svg:width="4.101cm" svg:height="0.497cm" svg:x="12.837cm" svg:y="20.201cm">
        <draw:text-box>
          <text:p text:style-name="P11"><text:span text:style-name="T1">Jan Ortmann</text:span></text:p>
        </draw:text-box>
      </draw:frame>
      <draw:rect draw:style-name="gr4" draw:text-style-name="P1" draw:layer="backgroundobjects" svg:width="19.483cm" svg:height="1.693cm" svg:x="0.001cm" svg:y="0.001cm">
        <text:p text:style-name="P2"/>
      </draw:rect>
      <presentation:notes style:page-layout-name="PM1">
        <draw:rect draw:style-name="gr5" draw:text-style-name="P1" draw:layer="backgroundobjects" svg:width="21cm" svg:height="29.7cm" svg:x="0cm" svg:y="0cm">
          <text:p text:style-name="P2"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0" draw:style-name="dp1">
      <draw:rect draw:style-name="gr4" draw:text-style-name="P1" draw:layer="backgroundobjects" svg:width="19.483cm" svg:height="1.693cm" svg:x="0cm" svg:y="0cm">
        <text:p text:style-name="P2"/>
      </draw:rect>
      <draw:frame draw:style-name="gr6" draw:text-style-name="P12" draw:layer="backgroundobjects" svg:width="10.399cm" svg:height="1.719cm" svg:x="19.201cm" svg:y="0.05cm">
        <draw:image xlink:href="Pictures/10000000000001980000006317A36752.png" xlink:type="simple" xlink:show="embed" xlink:actuate="onLoad">
          <text:p text:style-name="P2"/>
        </draw:image>
      </draw:frame>
      <draw:line draw:style-name="gr7" draw:text-style-name="P12" draw:layer="backgroundobjects" svg:x1="1.724cm" svg:y1="19.976cm" svg:x2="27.724cm" svg:y2="19.98cm">
        <text:p text:style-name="P2"/>
      </draw:line>
      <draw:rect draw:style-name="gr8" draw:text-style-name="P14" draw:layer="backgroundobjects" svg:width="1.993cm" svg:height="0.476cm" svg:x="25.947cm" svg:y="20.144cm">
        <text:p text:style-name="P13"><text:span text:style-name="T2">Seite </text:span><text:span text:style-name="T2"><text:page-number>&lt;Nummer&gt;</text:page-number></text:span><text:span text:style-name="T2"> <text:s/></text:span></text:p>
      </draw:rect>
      <draw:rect draw:style-name="gr9" draw:text-style-name="P16" draw:layer="backgroundobjects" svg:width="2.964cm" svg:height="0.498cm" svg:x="1.746cm" svg:y="20.095cm">
        <text:p text:style-name="P15"><text:span text:style-name="T2">27.02.2006</text:span></text:p>
      </draw:rect>
      <draw:rect draw:style-name="gr10" draw:text-style-name="P16" draw:layer="backgroundobjects" svg:width="4.101cm" svg:height="0.498cm" svg:x="13.101cm" svg:y="20.1cm">
        <text:p text:style-name="P17"><text:span text:style-name="T2">Martin Hinz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4" draw:text-style-name="P8" draw:layer="backgroundobjects" svg:width="23.645cm" svg:height="11.959cm" svg:x="3.034cm" svg:y="6.284cm" presentation:class="outline">
        <draw:text-box>
          <text:list text:style-name="L4">
            <text:list-item>
              <text:p text:style-name="P18">Klicken Sie, um die Formate des Gliederungstextes zu bearbeiten</text:p>
            </text:list-item>
          </text:list>
          <text:list text:style-name="L4">
            <text:list-item>
              <text:list>
                <text:list-item>
                  <text:p text:style-name="P19">Zweite Gliederungsebene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Dritte Gliederungsebene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5" draw:text-style-name="P1" draw:layer="backgroundobjects" svg:width="21cm" svg:height="29.7cm" svg:x="-0.001cm" svg:y="-0.001cm">
          <text:p text:style-name="P2"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Faktor Zehn GmbH</dc:title>
    <dc:subject>Firmenpräsentation</dc:subject>
    <meta:creation-date>2004-09-21T08:30:09</meta:creation-date>
    <dc:creator>Jan Ortmann</dc:creator>
    <dc:date>2007-04-10T08:48:40</dc:date>
    <meta:printed-by>Martin Hinz</meta:printed-by>
    <meta:print-date>2006-05-24T11:34:02</meta:print-date>
    <dc:language>de-DE</dc:language>
    <meta:editing-cycles>258</meta:editing-cycles>
    <meta:editing-duration>P2DT16H17M0S</meta:editing-duration>
    <meta:user-defined meta:name="Info 1"/>
    <meta:user-defined meta:name="Info 2"/>
    <meta:user-defined meta:name="Info 3"/>
    <meta:user-defined meta:name="Info 4"/>
    <meta:document-statistic meta:object-count="253"/>
  </office:meta>
</office:document-meta>
</file>